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apositiva_20_de_20_título" presentation:presentation-page-layout-name="AL1T0">
        <draw:frame draw:name="Gráfico 4" draw:style-name="gr1" draw:text-style-name="P1" draw:layer="layout" svg:width="33.866cm" svg:height="19.04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2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style:rfc-language-tag="en-150" fo:language="e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rfc-language-tag-asian="en-150" style:language-asian="en" style:font-style-asian="normal" style:font-weight-asian="normal" style:font-name-complex="Lohit Devanagari" style:font-family-complex="'Lohit Devanagari'" style:font-family-generic-complex="system" style:font-pitch-complex="variable" style:font-size-complex="18pt" style:rfc-language-tag-complex="en-150" style:language-complex="e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06">10/6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Leonardo Camus</meta:initial-creator>
    <meta:editing-cycles>4</meta:editing-cycles>
    <meta:creation-date>2017-08-07T03:59:37</meta:creation-date>
    <dc:date>2019-10-06T18:16:35.489881145</dc:date>
    <meta:editing-duration>PT11M43S</meta:editing-duration>
    <meta:generator>LibreOffice/6.0.7.3$Linux_X86_64 LibreOffice_project/00m0$Build-3</meta:generator>
    <meta:document-statistic meta:object-count="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LMRomanM" fo:font-size="24pt" style:font-size-asian="24pt" style:font-family-complex="LMRomanM" style:font-size-complex="2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width="0.026cm"/>
      <style:text-properties fo:color="#000000" style:text-position="0% 100%" fo:font-family="LMRomanM" fo:font-size="20pt" style:font-size-asian="20pt" style:font-family-complex="LMRomanM" style:font-size-complex="20pt"/>
    </style:style>
    <style:style style:name="ch5" style:family="chart">
      <style:chart-properties style:rotation-angle="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origin="0" chart:interval-minor-divisor="5" chart:gap-width="0" chart:overlap="100" chart:reverse-direction="false" text:line-break="false" loext:try-staggering-first="false" chart:link-data-style-to-source="false" chart:axis-position="0" chart:tick-mark-position="at-axis"/>
      <style:graphic-properties svg:stroke-width="0.018cm"/>
      <style:text-properties fo:color="#000000" style:text-position="0% 100%" fo:font-family="LMRomanM" fo:font-size="24pt" style:font-size-asian="24pt" style:font-family-complex="LMRomanM" style:font-size-complex="24pt"/>
    </style:style>
    <style:style style:name="ch7" style:family="chart">
      <style:chart-properties style:rotation-angle="90"/>
      <style:text-properties fo:color="#000000" style:text-position="0% 100%" fo:font-family="'Playfair Display'" style:font-style-name="Regular" fo:font-size="24pt" style:font-size-asian="24pt" style:font-weight-asian="bold" style:font-family-complex="LMRomanM" style:font-size-complex="24pt" style:font-weight-complex="bold"/>
    </style:style>
    <style:style style:name="ch8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808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draw:opacity="60%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867cm" svg:height="19.05cm" xlink:href="." xlink:type="simple" chart:class="chart:bar" chart:style-name="ch1">
        <chart:legend svg:x="21.132cm" svg:y="6.356cm" style:legend-expansion="custom" chartooo:width="8.16cm" chartooo:height="2.521cm" style:legend-expansion-aspect-ratio="3.2368107893693" chart:style-name="ch2"/>
        <chart:plot-area chart:style-name="ch3" chart:data-source-has-labels="both" svg:x="2.465cm" svg:y="-0.022cm" svg:width="28.657cm" svg:height="17.668cm">
          <chartooo:coordinate-region svg:x="5.212cm" svg:y="0.483cm" svg:width="25.627cm" svg:height="12.3cm"/>
          <chart:axis chart:dimension="x" chart:name="primary-x" chart:style-name="ch4" chartooo:axis-type="auto">
            <chartooo:date-scale/>
            <chart:title svg:x="12.375cm" svg:y="17.533cm" chart:style-name="ch5">
              <text:p>Travel Distance [m]</text:p>
            </chart:title>
            <chart:categories table:cell-range-address="local-table.$A$2:.$A$102"/>
          </chart:axis>
          <chart:axis chart:dimension="y" chart:name="primary-y" chart:style-name="ch6">
            <chart:title svg:x="0.423cm" svg:y="11.352cm" chart:style-name="ch7">
              <text:p>Relative Frequency</text:p>
            </chart:title>
          </chart:axis>
          <chart:series chart:style-name="ch8" chart:values-cell-range-address="local-table.$B$2:.$B$102" chart:label-cell-address="local-table.$B$1" chart:class="chart:bar">
            <chart:data-point chart:repeated="101"/>
          </chart:series>
          <chart:series chart:style-name="ch9" chart:values-cell-range-address="local-table.$C$2:.$C$102" chart:label-cell-address="local-table.$C$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s - 10%</text:p>
              </table:table-cell>
              <table:table-cell office:value-type="string">
                <text:p>Distances - 1%</text:p>
              </table:table-cell>
            </table:table-row>
          </table:table-header-rows>
          <table:table-rows>
            <table:table-row>
              <table:table-cell office:value-type="string">
                <text:p>0-500</text:p>
              </table:table-cell>
              <table:table-cell office:value-type="float" office:value="0.00870908602667427">
                <text:p>0.00870908602667427</text:p>
              </table:table-cell>
              <table:table-cell office:value-type="float" office:value="0.00821205491613558">
                <text:p>0.00821205491613558</text:p>
              </table:table-cell>
            </table:table-row>
            <table:table-row>
              <table:table-cell office:value-type="string">
                <text:p>500-1000</text:p>
              </table:table-cell>
              <table:table-cell office:value-type="float" office:value="0.0304801434827724">
                <text:p>0.0304801434827724</text:p>
              </table:table-cell>
              <table:table-cell office:value-type="float" office:value="0.0292019404546752">
                <text:p>0.0292019404546752</text:p>
              </table:table-cell>
            </table:table-row>
            <table:table-row>
              <table:table-cell office:value-type="string">
                <text:p>1000-1500</text:p>
              </table:table-cell>
              <table:table-cell office:value-type="float" office:value="0.0513461455581009">
                <text:p>0.0513461455581009</text:p>
              </table:table-cell>
              <table:table-cell office:value-type="float" office:value="0.0474016297282729">
                <text:p>0.0474016297282729</text:p>
              </table:table-cell>
            </table:table-row>
            <table:table-row>
              <table:table-cell office:value-type="string">
                <text:p>1500-2000</text:p>
              </table:table-cell>
              <table:table-cell office:value-type="float" office:value="0.0620940926073883">
                <text:p>0.0620940926073883</text:p>
              </table:table-cell>
              <table:table-cell office:value-type="float" office:value="0.0570404895526174">
                <text:p>0.0570404895526174</text:p>
              </table:table-cell>
            </table:table-row>
            <table:table-row>
              <table:table-cell office:value-type="string">
                <text:p>2000-2500</text:p>
              </table:table-cell>
              <table:table-cell office:value-type="float" office:value="0.0667354022523613">
                <text:p>0.0667354022523613</text:p>
              </table:table-cell>
              <table:table-cell office:value-type="float" office:value="0.0636989124575922">
                <text:p>0.0636989124575922</text:p>
              </table:table-cell>
            </table:table-row>
            <table:table-row>
              <table:table-cell office:value-type="string">
                <text:p>2500-3000</text:p>
              </table:table-cell>
              <table:table-cell office:value-type="float" office:value="0.0617559400475403">
                <text:p>0.0617559400475403</text:p>
              </table:table-cell>
              <table:table-cell office:value-type="float" office:value="0.0586258283395162">
                <text:p>0.0586258283395162</text:p>
              </table:table-cell>
            </table:table-row>
            <table:table-row>
              <table:table-cell office:value-type="string">
                <text:p>3000-3500</text:p>
              </table:table-cell>
              <table:table-cell office:value-type="float" office:value="0.0583478926796601">
                <text:p>0.0583478926796601</text:p>
              </table:table-cell>
              <table:table-cell office:value-type="float" office:value="0.0580868131519706">
                <text:p>0.0580868131519706</text:p>
              </table:table-cell>
            </table:table-row>
            <table:table-row>
              <table:table-cell office:value-type="string">
                <text:p>3500-4000</text:p>
              </table:table-cell>
              <table:table-cell office:value-type="float" office:value="0.0519660919178223">
                <text:p>0.0519660919178223</text:p>
              </table:table-cell>
              <table:table-cell office:value-type="float" office:value="0.0509210818351882">
                <text:p>0.0509210818351882</text:p>
              </table:table-cell>
            </table:table-row>
            <table:table-row>
              <table:table-cell office:value-type="string">
                <text:p>4000-4500</text:p>
              </table:table-cell>
              <table:table-cell office:value-type="float" office:value="0.0476065760727227">
                <text:p>0.0476065760727227</text:p>
              </table:table-cell>
              <table:table-cell office:value-type="float" office:value="0.0465455467833476">
                <text:p>0.0465455467833476</text:p>
              </table:table-cell>
            </table:table-row>
            <table:table-row>
              <table:table-cell office:value-type="string">
                <text:p>4500-5000</text:p>
              </table:table-cell>
              <table:table-cell office:value-type="float" office:value="0.0434526039404719">
                <text:p>0.0434526039404719</text:p>
              </table:table-cell>
              <table:table-cell office:value-type="float" office:value="0.0419480643013412">
                <text:p>0.0419480643013412</text:p>
              </table:table-cell>
            </table:table-row>
            <table:table-row>
              <table:table-cell office:value-type="string">
                <text:p>5000-5500</text:p>
              </table:table-cell>
              <table:table-cell office:value-type="float" office:value="0.040180480640766">
                <text:p>0.040180480640766</text:p>
              </table:table-cell>
              <table:table-cell office:value-type="float" office:value="0.0378261834554044">
                <text:p>0.0378261834554044</text:p>
              </table:table-cell>
            </table:table-row>
            <table:table-row>
              <table:table-cell office:value-type="string">
                <text:p>5500-6000</text:p>
              </table:table-cell>
              <table:table-cell office:value-type="float" office:value="0.0367591723881859">
                <text:p>0.0367591723881859</text:p>
              </table:table-cell>
              <table:table-cell office:value-type="float" office:value="0.0373505818193348">
                <text:p>0.0373505818193348</text:p>
              </table:table-cell>
            </table:table-row>
            <table:table-row>
              <table:table-cell office:value-type="string">
                <text:p>6000-6500</text:p>
              </table:table-cell>
              <table:table-cell office:value-type="float" office:value="0.033470472982605">
                <text:p>0.033470472982605</text:p>
              </table:table-cell>
              <table:table-cell office:value-type="float" office:value="0.0322140841497828">
                <text:p>0.0322140841497828</text:p>
              </table:table-cell>
            </table:table-row>
            <table:table-row>
              <table:table-cell office:value-type="string">
                <text:p>6500-7000</text:p>
              </table:table-cell>
              <table:table-cell office:value-type="float" office:value="0.0317399275292651">
                <text:p>0.0317399275292651</text:p>
              </table:table-cell>
              <table:table-cell office:value-type="float" office:value="0.0329433399917562">
                <text:p>0.0329433399917562</text:p>
              </table:table-cell>
            </table:table-row>
            <table:table-row>
              <table:table-cell office:value-type="string">
                <text:p>7000-7500</text:p>
              </table:table-cell>
              <table:table-cell office:value-type="float" office:value="0.0295883489867026">
                <text:p>0.0295883489867026</text:p>
              </table:table-cell>
              <table:table-cell office:value-type="float" office:value="0.0284409778369638">
                <text:p>0.0284409778369638</text:p>
              </table:table-cell>
            </table:table-row>
            <table:table-row>
              <table:table-cell office:value-type="string">
                <text:p>7500-8000</text:p>
              </table:table-cell>
              <table:table-cell office:value-type="float" office:value="0.0258520947224994">
                <text:p>0.0258520947224994</text:p>
              </table:table-cell>
              <table:table-cell office:value-type="float" office:value="0.0245410444211928">
                <text:p>0.0245410444211928</text:p>
              </table:table-cell>
            </table:table-row>
            <table:table-row>
              <table:table-cell office:value-type="string">
                <text:p>8000-8500</text:p>
              </table:table-cell>
              <table:table-cell office:value-type="float" office:value="0.0246155172242316">
                <text:p>0.0246155172242316</text:p>
              </table:table-cell>
              <table:table-cell office:value-type="float" office:value="0.0229239988585561">
                <text:p>0.0229239988585561</text:p>
              </table:table-cell>
            </table:table-row>
            <table:table-row>
              <table:table-cell office:value-type="string">
                <text:p>8500-9000</text:p>
              </table:table-cell>
              <table:table-cell office:value-type="float" office:value="0.0257261163178501">
                <text:p>0.0257261163178501</text:p>
              </table:table-cell>
              <table:table-cell office:value-type="float" office:value="0.0239069089064333">
                <text:p>0.0239069089064333</text:p>
              </table:table-cell>
            </table:table-row>
            <table:table-row>
              <table:table-cell office:value-type="string">
                <text:p>9000-9500</text:p>
              </table:table-cell>
              <table:table-cell office:value-type="float" office:value="0.0239226359986606">
                <text:p>0.0239226359986606</text:p>
              </table:table-cell>
              <table:table-cell office:value-type="float" office:value="0.0233996004946257">
                <text:p>0.0233996004946257</text:p>
              </table:table-cell>
            </table:table-row>
            <table:table-row>
              <table:table-cell office:value-type="string">
                <text:p>9500-10000</text:p>
              </table:table-cell>
              <table:table-cell office:value-type="float" office:value="0.0215257310891496">
                <text:p>0.0215257310891496</text:p>
              </table:table-cell>
              <table:table-cell office:value-type="float" office:value="0.0200703890421383">
                <text:p>0.0200703890421383</text:p>
              </table:table-cell>
            </table:table-row>
            <table:table-row>
              <table:table-cell office:value-type="string">
                <text:p>10000-10500</text:p>
              </table:table-cell>
              <table:table-cell office:value-type="float" office:value="0.0190227391020392">
                <text:p>0.0190227391020392</text:p>
              </table:table-cell>
              <table:table-cell office:value-type="float" office:value="0.0180411553949079">
                <text:p>0.0180411553949079</text:p>
              </table:table-cell>
            </table:table-row>
            <table:table-row>
              <table:table-cell office:value-type="string">
                <text:p>10500-11000</text:p>
              </table:table-cell>
              <table:table-cell office:value-type="float" office:value="0.0182734991164936">
                <text:p>0.0182734991164936</text:p>
              </table:table-cell>
              <table:table-cell office:value-type="float" office:value="0.0186752909096674">
                <text:p>0.0186752909096674</text:p>
              </table:table-cell>
            </table:table-row>
            <table:table-row>
              <table:table-cell office:value-type="string">
                <text:p>11000-11500</text:p>
              </table:table-cell>
              <table:table-cell office:value-type="float" office:value="0.0172623566581244">
                <text:p>0.0172623566581244</text:p>
              </table:table-cell>
              <table:table-cell office:value-type="float" office:value="0.0164241098322712">
                <text:p>0.0164241098322712</text:p>
              </table:table-cell>
            </table:table-row>
            <table:table-row>
              <table:table-cell office:value-type="string">
                <text:p>11500-12000</text:p>
              </table:table-cell>
              <table:table-cell office:value-type="float" office:value="0.0157804527929081">
                <text:p>0.0157804527929081</text:p>
              </table:table-cell>
              <table:table-cell office:value-type="float" office:value="0.0183582231522876">
                <text:p>0.0183582231522876</text:p>
              </table:table-cell>
            </table:table-row>
            <table:table-row>
              <table:table-cell office:value-type="string">
                <text:p>12000-12500</text:p>
              </table:table-cell>
              <table:table-cell office:value-type="float" office:value="0.0155914851859342">
                <text:p>0.0155914851859342</text:p>
              </table:table-cell>
              <table:table-cell office:value-type="float" office:value="0.0163606962807952">
                <text:p>0.0163606962807952</text:p>
              </table:table-cell>
            </table:table-row>
            <table:table-row>
              <table:table-cell office:value-type="string">
                <text:p>12500-13000</text:p>
              </table:table-cell>
              <table:table-cell office:value-type="float" office:value="0.0124254489638276">
                <text:p>0.0124254489638276</text:p>
              </table:table-cell>
              <table:table-cell office:value-type="float" office:value="0.0133485525856876">
                <text:p>0.0133485525856876</text:p>
              </table:table-cell>
            </table:table-row>
            <table:table-row>
              <table:table-cell office:value-type="string">
                <text:p>13000-13500</text:p>
              </table:table-cell>
              <table:table-cell office:value-type="float" office:value="0.0107413166069374">
                <text:p>0.0107413166069374</text:p>
              </table:table-cell>
              <table:table-cell office:value-type="float" office:value="0.0120168680046926">
                <text:p>0.0120168680046926</text:p>
              </table:table-cell>
            </table:table-row>
            <table:table-row>
              <table:table-cell office:value-type="string">
                <text:p>13500-14000</text:p>
              </table:table-cell>
              <table:table-cell office:value-type="float" office:value="0.00957435875334423">
                <text:p>0.00957435875334423</text:p>
              </table:table-cell>
              <table:table-cell office:value-type="float" office:value="0.0103047021148419">
                <text:p>0.0103047021148419</text:p>
              </table:table-cell>
            </table:table-row>
            <table:table-row>
              <table:table-cell office:value-type="string">
                <text:p>14000-14500</text:p>
              </table:table-cell>
              <table:table-cell office:value-type="float" office:value="0.00893783628774794">
                <text:p>0.00893783628774794</text:p>
              </table:table-cell>
              <table:table-cell office:value-type="float" office:value="0.010209581787628">
                <text:p>0.010209581787628</text:p>
              </table:table-cell>
            </table:table-row>
            <table:table-row>
              <table:table-cell office:value-type="string">
                <text:p>14500-15000</text:p>
              </table:table-cell>
              <table:table-cell office:value-type="float" office:value="0.00719734517088308">
                <text:p>0.00719734517088308</text:p>
              </table:table-cell>
              <table:table-cell office:value-type="float" office:value="0.00954373949713054">
                <text:p>0.00954373949713054</text:p>
              </table:table-cell>
            </table:table-row>
            <table:table-row>
              <table:table-cell office:value-type="string">
                <text:p>15000-15500</text:p>
              </table:table-cell>
              <table:table-cell office:value-type="float" office:value="0.00728354092143257">
                <text:p>0.00728354092143257</text:p>
              </table:table-cell>
              <table:table-cell office:value-type="float" office:value="0.00948032594565459">
                <text:p>0.00948032594565459</text:p>
              </table:table-cell>
            </table:table-row>
            <table:table-row>
              <table:table-cell office:value-type="string">
                <text:p>15500-16000</text:p>
              </table:table-cell>
              <table:table-cell office:value-type="float" office:value="0.00669674677346099">
                <text:p>0.00669674677346099</text:p>
              </table:table-cell>
              <table:table-cell office:value-type="float" office:value="0.00865594977646723">
                <text:p>0.00865594977646723</text:p>
              </table:table-cell>
            </table:table-row>
            <table:table-row>
              <table:table-cell office:value-type="string">
                <text:p>16000-16500</text:p>
              </table:table-cell>
              <table:table-cell office:value-type="float" office:value="0.00597734377849018">
                <text:p>0.00597734377849018</text:p>
              </table:table-cell>
              <table:table-cell office:value-type="float" office:value="0.00811693458892165">
                <text:p>0.00811693458892165</text:p>
              </table:table-cell>
            </table:table-row>
            <table:table-row>
              <table:table-cell office:value-type="string">
                <text:p>16500-17000</text:p>
              </table:table-cell>
              <table:table-cell office:value-type="float" office:value="0.00495294043542115">
                <text:p>0.00495294043542115</text:p>
              </table:table-cell>
              <table:table-cell office:value-type="float" office:value="0.00605599416595326">
                <text:p>0.00605599416595326</text:p>
              </table:table-cell>
            </table:table-row>
            <table:table-row>
              <table:table-cell office:value-type="string">
                <text:p>17000-17500</text:p>
              </table:table-cell>
              <table:table-cell office:value-type="float" office:value="0.00398821107350177">
                <text:p>0.00398821107350177</text:p>
              </table:table-cell>
              <table:table-cell office:value-type="float" office:value="0.00589746028726339">
                <text:p>0.00589746028726339</text:p>
              </table:table-cell>
            </table:table-row>
            <table:table-row>
              <table:table-cell office:value-type="string">
                <text:p>17500-18000</text:p>
              </table:table-cell>
              <table:table-cell office:value-type="float" office:value="0.0036732650618786">
                <text:p>0.0036732650618786</text:p>
              </table:table-cell>
              <table:table-cell office:value-type="float" office:value="0.00472430958495831">
                <text:p>0.00472430958495831</text:p>
              </table:table-cell>
            </table:table-row>
            <table:table-row>
              <table:table-cell office:value-type="string">
                <text:p>18000-18500</text:p>
              </table:table-cell>
              <table:table-cell office:value-type="float" office:value="0.00327212329970594">
                <text:p>0.00327212329970594</text:p>
              </table:table-cell>
              <table:table-cell office:value-type="float" office:value="0.00469260280922033">
                <text:p>0.00469260280922033</text:p>
              </table:table-cell>
            </table:table-row>
            <table:table-row>
              <table:table-cell office:value-type="string">
                <text:p>18500-19000</text:p>
              </table:table-cell>
              <table:table-cell office:value-type="float" office:value="0.0028146227775586">
                <text:p>0.0028146227775586</text:p>
              </table:table-cell>
              <table:table-cell office:value-type="float" office:value="0.00405846729446083">
                <text:p>0.00405846729446083</text:p>
              </table:table-cell>
            </table:table-row>
            <table:table-row>
              <table:table-cell office:value-type="string">
                <text:p>19000-19500</text:p>
              </table:table-cell>
              <table:table-cell office:value-type="float" office:value="0.00232397004366146">
                <text:p>0.00232397004366146</text:p>
              </table:table-cell>
              <table:table-cell office:value-type="float" office:value="0.0033292114524874">
                <text:p>0.0033292114524874</text:p>
              </table:table-cell>
            </table:table-row>
            <table:table-row>
              <table:table-cell office:value-type="string">
                <text:p>19500-20000</text:p>
              </table:table-cell>
              <table:table-cell office:value-type="float" office:value="0.00239027446716108">
                <text:p>0.00239027446716108</text:p>
              </table:table-cell>
              <table:table-cell office:value-type="float" office:value="0.00301214369510764">
                <text:p>0.00301214369510764</text:p>
              </table:table-cell>
            </table:table-row>
            <table:table-row>
              <table:table-cell office:value-type="string">
                <text:p>20000-20500</text:p>
              </table:table-cell>
              <table:table-cell office:value-type="float" office:value="0.00214163287903752">
                <text:p>0.00214163287903752</text:p>
              </table:table-cell>
              <table:table-cell office:value-type="float" office:value="0.00342433177970132">
                <text:p>0.00342433177970132</text:p>
              </table:table-cell>
            </table:table-row>
            <table:table-row>
              <table:table-cell office:value-type="string">
                <text:p>20500-21000</text:p>
              </table:table-cell>
              <table:table-cell office:value-type="float" office:value="0.00215820898491243">
                <text:p>0.00215820898491243</text:p>
              </table:table-cell>
              <table:table-cell office:value-type="float" office:value="0.00288531659215574">
                <text:p>0.00288531659215574</text:p>
              </table:table-cell>
            </table:table-row>
            <table:table-row>
              <table:table-cell office:value-type="string">
                <text:p>21000-21500</text:p>
              </table:table-cell>
              <table:table-cell office:value-type="float" office:value="0.00219136119666224">
                <text:p>0.00219136119666224</text:p>
              </table:table-cell>
              <table:table-cell office:value-type="float" office:value="0.0032023843495355">
                <text:p>0.0032023843495355</text:p>
              </table:table-cell>
            </table:table-row>
            <table:table-row>
              <table:table-cell office:value-type="string">
                <text:p>21500-22000</text:p>
              </table:table-cell>
              <table:table-cell office:value-type="float" office:value="0.00181342598271444">
                <text:p>0.00181342598271444</text:p>
              </table:table-cell>
              <table:table-cell office:value-type="float" office:value="0.00266336916198992">
                <text:p>0.00266336916198992</text:p>
              </table:table-cell>
            </table:table-row>
            <table:table-row>
              <table:table-cell office:value-type="string">
                <text:p>22000-22500</text:p>
              </table:table-cell>
              <table:table-cell office:value-type="float" office:value="0.00162777359691552">
                <text:p>0.00162777359691552</text:p>
              </table:table-cell>
              <table:table-cell office:value-type="float" office:value="0.00221947430165826">
                <text:p>0.00221947430165826</text:p>
              </table:table-cell>
            </table:table-row>
            <table:table-row>
              <table:table-cell office:value-type="string">
                <text:p>22500-23000</text:p>
              </table:table-cell>
              <table:table-cell office:value-type="float" office:value="0.00149516474991629">
                <text:p>0.00149516474991629</text:p>
              </table:table-cell>
              <table:table-cell office:value-type="float" office:value="0.00164875233837471">
                <text:p>0.00164875233837471</text:p>
              </table:table-cell>
            </table:table-row>
            <table:table-row>
              <table:table-cell office:value-type="string">
                <text:p>23000-23500</text:p>
              </table:table-cell>
              <table:table-cell office:value-type="float" office:value="0.0016145127122156">
                <text:p>0.0016145127122156</text:p>
              </table:table-cell>
              <table:table-cell office:value-type="float" office:value="0.00218776752592029">
                <text:p>0.00218776752592029</text:p>
              </table:table-cell>
            </table:table-row>
            <table:table-row>
              <table:table-cell office:value-type="string">
                <text:p>23500-24000</text:p>
              </table:table-cell>
              <table:table-cell office:value-type="float" office:value="0.00196261093558857">
                <text:p>0.00196261093558857</text:p>
              </table:table-cell>
              <table:table-cell office:value-type="float" office:value="0.00225118107739624">
                <text:p>0.00225118107739624</text:p>
              </table:table-cell>
            </table:table-row>
            <table:table-row>
              <table:table-cell office:value-type="string">
                <text:p>24000-24500</text:p>
              </table:table-cell>
              <table:table-cell office:value-type="float" office:value="0.00124320794061776">
                <text:p>0.00124320794061776</text:p>
              </table:table-cell>
              <table:table-cell office:value-type="float" office:value="0.00177557944132661">
                <text:p>0.00177557944132661</text:p>
              </table:table-cell>
            </table:table-row>
            <table:table-row>
              <table:table-cell office:value-type="string">
                <text:p>24500-25000</text:p>
              </table:table-cell>
              <table:table-cell office:value-type="float" office:value="0.000875218390194902">
                <text:p>0.000875218390194902</text:p>
              </table:table-cell>
              <table:table-cell office:value-type="float" office:value="0.00114144392656711">
                <text:p>0.00114144392656711</text:p>
              </table:table-cell>
            </table:table-row>
            <table:table-row>
              <table:table-cell office:value-type="string">
                <text:p>25000-25500</text:p>
              </table:table-cell>
              <table:table-cell office:value-type="float" office:value="0.000931577150169574">
                <text:p>0.000931577150169574</text:p>
              </table:table-cell>
              <table:table-cell office:value-type="float" office:value="0.000982910047877231">
                <text:p>0.000982910047877231</text:p>
              </table:table-cell>
            </table:table-row>
            <table:table-row>
              <table:table-cell office:value-type="string">
                <text:p>25500-26000</text:p>
              </table:table-cell>
              <table:table-cell office:value-type="float" office:value="0.000898424938419767">
                <text:p>0.000898424938419767</text:p>
              </table:table-cell>
              <table:table-cell office:value-type="float" office:value="0.00107803037509116">
                <text:p>0.00107803037509116</text:p>
              </table:table-cell>
            </table:table-row>
            <table:table-row>
              <table:table-cell office:value-type="string">
                <text:p>26000-26500</text:p>
              </table:table-cell>
              <table:table-cell office:value-type="float" office:value="0.000888479274894825">
                <text:p>0.000888479274894825</text:p>
              </table:table-cell>
              <table:table-cell office:value-type="float" office:value="0.000951203272139256">
                <text:p>0.000951203272139256</text:p>
              </table:table-cell>
            </table:table-row>
            <table:table-row>
              <table:table-cell office:value-type="string">
                <text:p>26500-27000</text:p>
              </table:table-cell>
              <table:table-cell office:value-type="float" office:value="0.000709457331445867">
                <text:p>0.000709457331445867</text:p>
              </table:table-cell>
              <table:table-cell office:value-type="float" office:value="0.000982910047877231">
                <text:p>0.000982910047877231</text:p>
              </table:table-cell>
            </table:table-row>
            <table:table-row>
              <table:table-cell office:value-type="string">
                <text:p>27000-27500</text:p>
              </table:table-cell>
              <table:table-cell office:value-type="float" office:value="0.000805598745520307">
                <text:p>0.000805598745520307</text:p>
              </table:table-cell>
              <table:table-cell office:value-type="float" office:value="0.000760962617711405">
                <text:p>0.000760962617711405</text:p>
              </table:table-cell>
            </table:table-row>
            <table:table-row>
              <table:table-cell office:value-type="string">
                <text:p>27500-28000</text:p>
              </table:table-cell>
              <table:table-cell office:value-type="float" office:value="0.00062326158089637">
                <text:p>0.00062326158089637</text:p>
              </table:table-cell>
              <table:table-cell office:value-type="float" office:value="0.000919496496401281">
                <text:p>0.000919496496401281</text:p>
              </table:table-cell>
            </table:table-row>
            <table:table-row>
              <table:table-cell office:value-type="string">
                <text:p>28000-28500</text:p>
              </table:table-cell>
              <table:table-cell office:value-type="float" office:value="0.000590109369146563">
                <text:p>0.000590109369146563</text:p>
              </table:table-cell>
              <table:table-cell office:value-type="float" office:value="0.000475601636069628">
                <text:p>0.000475601636069628</text:p>
              </table:table-cell>
            </table:table-row>
            <table:table-row>
              <table:table-cell office:value-type="string">
                <text:p>28500-29000</text:p>
              </table:table-cell>
              <table:table-cell office:value-type="float" office:value="0.000500598397422084">
                <text:p>0.000500598397422084</text:p>
              </table:table-cell>
              <table:table-cell office:value-type="float" office:value="0.000539015187545578">
                <text:p>0.000539015187545578</text:p>
              </table:table-cell>
            </table:table-row>
            <table:table-row>
              <table:table-cell office:value-type="string">
                <text:p>29000-29500</text:p>
              </table:table-cell>
              <table:table-cell office:value-type="float" office:value="0.000583478926796601">
                <text:p>0.000583478926796601</text:p>
              </table:table-cell>
              <table:table-cell office:value-type="float" office:value="0.000665842290497479">
                <text:p>0.000665842290497479</text:p>
              </table:table-cell>
            </table:table-row>
            <table:table-row>
              <table:table-cell office:value-type="string">
                <text:p>29500-30000</text:p>
              </table:table-cell>
              <table:table-cell office:value-type="float" office:value="0.000566902820921698">
                <text:p>0.000566902820921698</text:p>
              </table:table-cell>
              <table:table-cell office:value-type="float" office:value="0.000634135514759504">
                <text:p>0.000634135514759504</text:p>
              </table:table-cell>
            </table:table-row>
            <table:table-row>
              <table:table-cell office:value-type="string">
                <text:p>30000-30500</text:p>
              </table:table-cell>
              <table:table-cell office:value-type="float" office:value="0.00067298989852108">
                <text:p>0.00067298989852108</text:p>
              </table:table-cell>
              <table:table-cell office:value-type="float" office:value="0.000697549066235455">
                <text:p>0.000697549066235455</text:p>
              </table:table-cell>
            </table:table-row>
            <table:table-row>
              <table:table-cell office:value-type="string">
                <text:p>30500-31000</text:p>
              </table:table-cell>
              <table:table-cell office:value-type="float" office:value="0.000679620340871041">
                <text:p>0.000679620340871041</text:p>
              </table:table-cell>
              <table:table-cell office:value-type="float" office:value="0.000602428739021529">
                <text:p>0.000602428739021529</text:p>
              </table:table-cell>
            </table:table-row>
            <table:table-row>
              <table:table-cell office:value-type="string">
                <text:p>31000-31500</text:p>
              </table:table-cell>
              <table:table-cell office:value-type="float" office:value="0.000752555206720616">
                <text:p>0.000752555206720616</text:p>
              </table:table-cell>
              <table:table-cell office:value-type="float" office:value="0.00072925584197343">
                <text:p>0.00072925584197343</text:p>
              </table:table-cell>
            </table:table-row>
            <table:table-row>
              <table:table-cell office:value-type="string">
                <text:p>31500-32000</text:p>
              </table:table-cell>
              <table:table-cell office:value-type="float" office:value="0.000772446533770501">
                <text:p>0.000772446533770501</text:p>
              </table:table-cell>
              <table:table-cell office:value-type="float" office:value="0.00079266939344938">
                <text:p>0.00079266939344938</text:p>
              </table:table-cell>
            </table:table-row>
            <table:table-row>
              <table:table-cell office:value-type="string">
                <text:p>32000-32500</text:p>
              </table:table-cell>
              <table:table-cell office:value-type="float" office:value="0.000706142110270887">
                <text:p>0.000706142110270887</text:p>
              </table:table-cell>
              <table:table-cell office:value-type="float" office:value="0.000570721963283554">
                <text:p>0.000570721963283554</text:p>
              </table:table-cell>
            </table:table-row>
            <table:table-row>
              <table:table-cell office:value-type="string">
                <text:p>32500-33000</text:p>
              </table:table-cell>
              <table:table-cell office:value-type="float" office:value="0.000593424590321543">
                <text:p>0.000593424590321543</text:p>
              </table:table-cell>
              <table:table-cell office:value-type="float" office:value="0.000697549066235455">
                <text:p>0.000697549066235455</text:p>
              </table:table-cell>
            </table:table-row>
            <table:table-row>
              <table:table-cell office:value-type="string">
                <text:p>33000-33500</text:p>
              </table:table-cell>
              <table:table-cell office:value-type="float" office:value="0.000444239637447412">
                <text:p>0.000444239637447412</text:p>
              </table:table-cell>
              <table:table-cell office:value-type="float" office:value="0.000507308411807603">
                <text:p>0.000507308411807603</text:p>
              </table:table-cell>
            </table:table-row>
            <table:table-row>
              <table:table-cell office:value-type="string">
                <text:p>33500-34000</text:p>
              </table:table-cell>
              <table:table-cell office:value-type="float" office:value="0.000573533263271659">
                <text:p>0.000573533263271659</text:p>
              </table:table-cell>
              <table:table-cell office:value-type="float" office:value="0.000697549066235455">
                <text:p>0.000697549066235455</text:p>
              </table:table-cell>
            </table:table-row>
            <table:table-row>
              <table:table-cell office:value-type="string">
                <text:p>34000-34500</text:p>
              </table:table-cell>
              <table:table-cell office:value-type="float" office:value="0.000470761406847258">
                <text:p>0.000470761406847258</text:p>
              </table:table-cell>
              <table:table-cell office:value-type="float" office:value="0.000380481308855702">
                <text:p>0.000380481308855702</text:p>
              </table:table-cell>
            </table:table-row>
            <table:table-row>
              <table:table-cell office:value-type="string">
                <text:p>34500-35000</text:p>
              </table:table-cell>
              <table:table-cell office:value-type="float" office:value="0.00121337095004293">
                <text:p>0.00121337095004293</text:p>
              </table:table-cell>
              <table:table-cell office:value-type="float" office:value="0.000982910047877231">
                <text:p>0.000982910047877231</text:p>
              </table:table-cell>
            </table:table-row>
            <table:table-row>
              <table:table-cell office:value-type="string">
                <text:p>35000-35500</text:p>
              </table:table-cell>
              <table:table-cell office:value-type="float" office:value="0.000663044234996138">
                <text:p>0.000663044234996138</text:p>
              </table:table-cell>
              <table:table-cell office:value-type="float" office:value="0.000982910047877231">
                <text:p>0.000982910047877231</text:p>
              </table:table-cell>
            </table:table-row>
            <table:table-row>
              <table:table-cell office:value-type="string">
                <text:p>35500-36000</text:p>
              </table:table-cell>
              <table:table-cell office:value-type="float" office:value="0.000314946011623165">
                <text:p>0.000314946011623165</text:p>
              </table:table-cell>
              <table:table-cell office:value-type="float" office:value="0.000317067757379752">
                <text:p>0.000317067757379752</text:p>
              </table:table-cell>
            </table:table-row>
            <table:table-row>
              <table:table-cell office:value-type="string">
                <text:p>36000-36500</text:p>
              </table:table-cell>
              <table:table-cell office:value-type="float" office:value="0.000348098223372972">
                <text:p>0.000348098223372972</text:p>
              </table:table-cell>
              <table:table-cell office:value-type="float" office:value="0.000348774533117727">
                <text:p>0.000348774533117727</text:p>
              </table:table-cell>
            </table:table-row>
            <table:table-row>
              <table:table-cell office:value-type="string">
                <text:p>36500-37000</text:p>
              </table:table-cell>
              <table:table-cell office:value-type="float" office:value="0.00119347962299305">
                <text:p>0.00119347962299305</text:p>
              </table:table-cell>
              <table:table-cell office:value-type="float" office:value="0.00101461682361521">
                <text:p>0.00101461682361521</text:p>
              </table:table-cell>
            </table:table-row>
            <table:table-row>
              <table:table-cell office:value-type="string">
                <text:p>37000-37500</text:p>
              </table:table-cell>
              <table:table-cell office:value-type="float" office:value="0.00091500104429467">
                <text:p>0.00091500104429467</text:p>
              </table:table-cell>
              <table:table-cell office:value-type="float" office:value="0.00104632359935318">
                <text:p>0.00104632359935318</text:p>
              </table:table-cell>
            </table:table-row>
            <table:table-row>
              <table:table-cell office:value-type="string">
                <text:p>37500-38000</text:p>
              </table:table-cell>
              <table:table-cell office:value-type="float" office:value="0.00038456565629776">
                <text:p>0.00038456565629776</text:p>
              </table:table-cell>
              <table:table-cell office:value-type="float" office:value="0.000412188084593678">
                <text:p>0.000412188084593678</text:p>
              </table:table-cell>
            </table:table-row>
            <table:table-row>
              <table:table-cell office:value-type="string">
                <text:p>38000-38500</text:p>
              </table:table-cell>
              <table:table-cell office:value-type="float" office:value="0.000361359108072895">
                <text:p>0.000361359108072895</text:p>
              </table:table-cell>
              <table:table-cell office:value-type="float" office:value="0.000412188084593678">
                <text:p>0.000412188084593678</text:p>
              </table:table-cell>
            </table:table-row>
            <table:table-row>
              <table:table-cell office:value-type="string">
                <text:p>38500-39000</text:p>
              </table:table-cell>
              <table:table-cell office:value-type="float" office:value="0.000298369905748262">
                <text:p>0.000298369905748262</text:p>
              </table:table-cell>
              <table:table-cell office:value-type="float" office:value="0.000539015187545578">
                <text:p>0.000539015187545578</text:p>
              </table:table-cell>
            </table:table-row>
            <table:table-row>
              <table:table-cell office:value-type="string">
                <text:p>39000-39500</text:p>
              </table:table-cell>
              <table:table-cell office:value-type="float" office:value="0.00062657680207135">
                <text:p>0.00062657680207135</text:p>
              </table:table-cell>
              <table:table-cell office:value-type="float" office:value="0.000412188084593678">
                <text:p>0.000412188084593678</text:p>
              </table:table-cell>
            </table:table-row>
            <table:table-row>
              <table:table-cell office:value-type="string">
                <text:p>39500-40000</text:p>
              </table:table-cell>
              <table:table-cell office:value-type="float" office:value="0.000487337512722161">
                <text:p>0.000487337512722161</text:p>
              </table:table-cell>
              <table:table-cell office:value-type="float" office:value="0.000348774533117727">
                <text:p>0.000348774533117727</text:p>
              </table:table-cell>
            </table:table-row>
            <table:table-row>
              <table:table-cell office:value-type="string">
                <text:p>40000-40500</text:p>
              </table:table-cell>
              <table:table-cell office:value-type="float" office:value="0.00033483733867305">
                <text:p>0.00033483733867305</text:p>
              </table:table-cell>
              <table:table-cell office:value-type="float" office:value="0.000253654205903802">
                <text:p>0.000253654205903802</text:p>
              </table:table-cell>
            </table:table-row>
            <table:table-row>
              <table:table-cell office:value-type="string">
                <text:p>40500-41000</text:p>
              </table:table-cell>
              <table:table-cell office:value-type="float" office:value="0.000477391849197219">
                <text:p>0.000477391849197219</text:p>
              </table:table-cell>
              <table:table-cell office:value-type="float" office:value="0.000507308411807603">
                <text:p>0.000507308411807603</text:p>
              </table:table-cell>
            </table:table-row>
            <table:table-row>
              <table:table-cell office:value-type="string">
                <text:p>41000-41500</text:p>
              </table:table-cell>
              <table:table-cell office:value-type="float" office:value="0.000311630790448185">
                <text:p>0.000311630790448185</text:p>
              </table:table-cell>
              <table:table-cell office:value-type="float" office:value="0.000507308411807603">
                <text:p>0.000507308411807603</text:p>
              </table:table-cell>
            </table:table-row>
            <table:table-row>
              <table:table-cell office:value-type="string">
                <text:p>41500-42000</text:p>
              </table:table-cell>
              <table:table-cell office:value-type="float" office:value="0.000367989550422856">
                <text:p>0.000367989550422856</text:p>
              </table:table-cell>
              <table:table-cell office:value-type="float" office:value="0.000412188084593678">
                <text:p>0.000412188084593678</text:p>
              </table:table-cell>
            </table:table-row>
            <table:table-row>
              <table:table-cell office:value-type="string">
                <text:p>42000-42500</text:p>
              </table:table-cell>
              <table:table-cell office:value-type="float" office:value="0.000401141762172663">
                <text:p>0.000401141762172663</text:p>
              </table:table-cell>
              <table:table-cell office:value-type="float" office:value="0.000317067757379752">
                <text:p>0.000317067757379752</text:p>
              </table:table-cell>
            </table:table-row>
            <table:table-row>
              <table:table-cell office:value-type="string">
                <text:p>42500-43000</text:p>
              </table:table-cell>
              <table:table-cell office:value-type="float" office:value="0.000265217693998455">
                <text:p>0.000265217693998455</text:p>
              </table:table-cell>
              <table:table-cell office:value-type="float" office:value="0.000317067757379752">
                <text:p>0.000317067757379752</text:p>
              </table:table-cell>
            </table:table-row>
            <table:table-row>
              <table:table-cell office:value-type="string">
                <text:p>43000-43500</text:p>
              </table:table-cell>
              <table:table-cell office:value-type="float" office:value="0.000377935213947799">
                <text:p>0.000377935213947799</text:p>
              </table:table-cell>
              <table:table-cell office:value-type="float" office:value="0.000317067757379752">
                <text:p>0.000317067757379752</text:p>
              </table:table-cell>
            </table:table-row>
            <table:table-row>
              <table:table-cell office:value-type="string">
                <text:p>43500-44000</text:p>
              </table:table-cell>
              <table:table-cell office:value-type="float" office:value="0.000291739463398301">
                <text:p>0.000291739463398301</text:p>
              </table:table-cell>
              <table:table-cell office:value-type="float" office:value="0.000221947430165826">
                <text:p>0.000221947430165826</text:p>
              </table:table-cell>
            </table:table-row>
            <table:table-row>
              <table:table-cell office:value-type="string">
                <text:p>44000-44500</text:p>
              </table:table-cell>
              <table:table-cell office:value-type="float" office:value="0.000261902472823474">
                <text:p>0.000261902472823474</text:p>
              </table:table-cell>
              <table:table-cell office:value-type="float" office:value="0.000285360981641777">
                <text:p>0.000285360981641777</text:p>
              </table:table-cell>
            </table:table-row>
            <table:table-row>
              <table:table-cell office:value-type="string">
                <text:p>44500-45000</text:p>
              </table:table-cell>
              <table:table-cell office:value-type="float" office:value="0.000295054684573281">
                <text:p>0.000295054684573281</text:p>
              </table:table-cell>
              <table:table-cell office:value-type="float" office:value="0.000475601636069628">
                <text:p>0.000475601636069628</text:p>
              </table:table-cell>
            </table:table-row>
            <table:table-row>
              <table:table-cell office:value-type="string">
                <text:p>45000-45500</text:p>
              </table:table-cell>
              <table:table-cell office:value-type="float" office:value="0.000208858934023783">
                <text:p>0.000208858934023783</text:p>
              </table:table-cell>
              <table:table-cell office:value-type="float" office:value="0.000285360981641777">
                <text:p>0.000285360981641777</text:p>
              </table:table-cell>
            </table:table-row>
            <table:table-row>
              <table:table-cell office:value-type="string">
                <text:p>45500-46000</text:p>
              </table:table-cell>
              <table:table-cell office:value-type="float" office:value="0.000321576453973127">
                <text:p>0.000321576453973127</text:p>
              </table:table-cell>
              <table:table-cell office:value-type="float" office:value="0.000221947430165826">
                <text:p>0.000221947430165826</text:p>
              </table:table-cell>
            </table:table-row>
            <table:table-row>
              <table:table-cell office:value-type="string">
                <text:p>46000-46500</text:p>
              </table:table-cell>
              <table:table-cell office:value-type="float" office:value="0.000278478578698378">
                <text:p>0.000278478578698378</text:p>
              </table:table-cell>
              <table:table-cell office:value-type="float" office:value="0.000317067757379752">
                <text:p>0.000317067757379752</text:p>
              </table:table-cell>
            </table:table-row>
            <table:table-row>
              <table:table-cell office:value-type="string">
                <text:p>46500-47000</text:p>
              </table:table-cell>
              <table:table-cell office:value-type="float" office:value="0.000195598049323861">
                <text:p>0.000195598049323861</text:p>
              </table:table-cell>
              <table:table-cell office:value-type="float" office:value="0.000253654205903802">
                <text:p>0.000253654205903802</text:p>
              </table:table-cell>
            </table:table-row>
            <table:table-row>
              <table:table-cell office:value-type="string">
                <text:p>47000-47500</text:p>
              </table:table-cell>
              <table:table-cell office:value-type="float" office:value="0.000139239289349189">
                <text:p>0.000139239289349189</text:p>
              </table:table-cell>
              <table:table-cell office:value-type="float" office:value="0.000285360981641777">
                <text:p>0.000285360981641777</text:p>
              </table:table-cell>
            </table:table-row>
            <table:table-row>
              <table:table-cell office:value-type="string">
                <text:p>47500-48000</text:p>
              </table:table-cell>
              <table:table-cell office:value-type="float" office:value="0.000112717519949343">
                <text:p>0.000112717519949343</text:p>
              </table:table-cell>
              <table:table-cell office:value-type="float" office:value="0.000158533878689876">
                <text:p>0.000158533878689876</text:p>
              </table:table-cell>
            </table:table-row>
            <table:table-row>
              <table:table-cell office:value-type="string">
                <text:p>48000-48500</text:p>
              </table:table-cell>
              <table:table-cell office:value-type="float" office:value="0.000125978404649266">
                <text:p>0.000125978404649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00-49000</text:p>
              </table:table-cell>
              <table:table-cell office:value-type="float" office:value="0.0000629892023246331">
                <text:p>0.0000629892023246331</text:p>
              </table:table-cell>
              <table:table-cell office:value-type="float" office:value="0.0000317067757379752">
                <text:p>0.0000317067757379752</text:p>
              </table:table-cell>
            </table:table-row>
            <table:table-row>
              <table:table-cell office:value-type="string">
                <text:p>49000-49500</text:p>
              </table:table-cell>
              <table:table-cell office:value-type="float" office:value="0.000129293625824247">
                <text:p>0.000129293625824247</text:p>
              </table:table-cell>
              <table:table-cell office:value-type="float" office:value="0.0000634135514759504">
                <text:p>0.0000634135514759504</text:p>
              </table:table-cell>
            </table:table-row>
            <table:table-row>
              <table:table-cell office:value-type="string">
                <text:p>49500-50000</text:p>
              </table:table-cell>
              <table:table-cell office:value-type="float" office:value="0.0000828805293745172">
                <text:p>0.0000828805293745172</text:p>
              </table:table-cell>
              <table:table-cell office:value-type="float" office:value="0.0000951203272139256">
                <text:p>0.0000951203272139256</text:p>
              </table:table-cell>
            </table:table-row>
            <table:table-row>
              <table:table-cell office:value-type="string">
                <text:p>&gt;50000</text:p>
              </table:table-cell>
              <table:table-cell office:value-type="float" office:value="0.00421033089222548">
                <text:p>0.00421033089222548</text:p>
              </table:table-cell>
              <table:table-cell office:value-type="float" office:value="0.00418529439741273">
                <text:p>0.00418529439741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